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7.6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25]" office:value-type="float" office:value="0" calcext:value-type="float">
            <text:p>0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26]" office:value-type="float" office:value="0" calcext:value-type="float">
            <text:p>0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27]" office:value-type="float" office:value="0" calcext:value-type="float">
            <text:p>0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NS</text:p>
          </table:table-cell>
          <table:table-cell table:style-name="ce5"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6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New_Custome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6]+[.I37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New_Associate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w_Orders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8]+[.I39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Save_History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9]+[.I40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 office:value-type="string" calcext:value-type="string">
            <text:p>GUI_Window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Parts_GUI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dels_GUI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Catalog_GUI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8]+[.I49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2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49]+[.I50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0]+[.I51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2]+[.I53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3]+[.I54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4]+[.I55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5]+[.I56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2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6]+[.I57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59]+[.I60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0]+[.I61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2]+[.I63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2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_Backlog_(3)" table:style-name="ta1">
        <table:shapes>
          <draw:frame draw:z-index="0" draw:name="Chart 1" draw:style-name="gr1" svg:width="295.37pt" svg:height="146.07pt" svg:x="321.76pt" svg:y="18.09pt">
            <loext:p draw:notify-on-update-of-ranges="'Sprint_3_Backlog_(3)'.B6:'Sprint_3_Backlog_(3)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04" calcext:value-type="date">
            <text:p>4/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1" calcext:value-type="date">
            <text:p>4/1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25" calcext:value-type="float">
            <text:p>2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25" calcext:value-type="float">
            <text:p>2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25" calcext:value-type="float">
            <text:p>2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25" calcext:value-type="float">
            <text:p>2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Customer class in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Customer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Customer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Sales Associate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S.A.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Sale’s Associate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Orders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constructor</text:p>
          </table:table-cell>
          <table:table-cell table:style-name="ce7" office:value-type="string" calcext:value-type="string">
            <text:p>Compel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s method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setters method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08:26:23.947334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4-10T10:09:19.263836243</dc:date>
    <meta:editing-cycles>57</meta:editing-cycles>
    <meta:editing-duration>PT21H43M37S</meta:editing-duration>
    <meta:document-statistic meta:table-count="4" meta:cell-count="8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3_Backlog_(3)'.B6:'Sprint_3_Backlog_(3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3_Backlog_(3)'.B6:'Sprint_3_Backlog_(3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Sprint_3_Backlog_(3)'.B6:'Sprint_3_Backlog_(3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